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a98e" officeooo:paragraph-rsid="00039d4b" style:font-weight-asian="normal" style:font-weight-complex="normal"/>
    </style:style>
    <style:style style:name="P2" style:family="paragraph" style:parent-style-name="Standard">
      <style:text-properties fo:font-weight="normal" officeooo:rsid="000253bb" officeooo:paragraph-rsid="000253bb" style:font-weight-asian="normal" style:font-weight-complex="normal"/>
    </style:style>
    <style:style style:name="P3" style:family="paragraph" style:parent-style-name="Standard">
      <style:text-properties fo:font-weight="normal" officeooo:rsid="00039d4b" officeooo:paragraph-rsid="00039d4b" style:font-weight-asian="normal" style:font-weight-complex="normal"/>
    </style:style>
    <style:style style:name="P4" style:family="paragraph" style:parent-style-name="Standard">
      <style:text-properties fo:font-weight="normal" officeooo:rsid="00078a88" officeooo:paragraph-rsid="00078a88" style:font-weight-asian="normal" style:font-weight-complex="normal"/>
    </style:style>
    <style:style style:name="P5" style:family="paragraph" style:parent-style-name="Standard">
      <style:text-properties fo:language="it" fo:country="IT" fo:font-weight="normal" officeooo:rsid="00039d4b" officeooo:paragraph-rsid="00039d4b" style:font-weight-asian="normal" style:font-weight-complex="normal"/>
    </style:style>
    <style:style style:name="P6" style:family="paragraph" style:parent-style-name="Standard">
      <style:text-properties fo:language="it" fo:country="IT" fo:font-weight="normal" officeooo:rsid="00078a88" officeooo:paragraph-rsid="00078a88" style:font-weight-asian="normal" style:font-weight-complex="normal"/>
    </style:style>
    <style:style style:name="P7" style:family="paragraph" style:parent-style-name="Standard">
      <style:text-properties fo:font-weight="normal" officeooo:rsid="000253bb" officeooo:paragraph-rsid="000253bb" style:font-weight-asian="normal" style:font-weight-complex="normal"/>
    </style:style>
    <style:style style:name="P8" style:family="paragraph" style:parent-style-name="Standard">
      <style:text-properties fo:font-weight="normal" officeooo:rsid="000253bb" officeooo:paragraph-rsid="0008d612" style:font-weight-asian="normal" style:font-weight-complex="normal"/>
    </style:style>
    <style:style style:name="P9" style:family="paragraph" style:parent-style-name="Standard">
      <style:text-properties officeooo:paragraph-rsid="0008d612"/>
    </style:style>
    <style:style style:name="P10" style:family="paragraph">
      <style:paragraph-properties fo:text-align="center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253bb"/>
    </style:style>
    <style:style style:name="T3" style:family="text">
      <style:text-properties officeooo:rsid="00078a88"/>
    </style:style>
    <style:style style:name="T4" style:family="text">
      <style:text-properties officeooo:rsid="0007f669"/>
    </style:style>
    <style:style style:name="T5" style:family="text">
      <style:text-properties officeooo:rsid="001d71d3"/>
    </style:style>
    <style:style style:name="T6" style:family="text">
      <style:text-properties officeooo:rsid="000386c2"/>
    </style:style>
    <style:style style:name="T7" style:family="text">
      <style:text-properties officeooo:rsid="001c0969"/>
    </style:style>
    <style:style style:name="T8" style:family="text">
      <style:text-properties officeooo:rsid="001abc37"/>
    </style:style>
    <style:style style:name="T9" style:family="text">
      <style:text-properties officeooo:rsid="0008d612"/>
    </style:style>
    <style:style style:name="gr1" style:family="graphic">
      <style:graphic-properties draw:stroke="solid" draw:stroke-dash="Dashed_20__28_var_29__20_5" svg:stroke-width="0.51pt" svg:stroke-color="#000000" svg:stroke-opacity="0%" draw:stroke-linejoin="miter" draw:fill-color="#008000" draw:opacity="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0.51pt" svg:stroke-color="#000000" svg:stroke-opacity="75%" draw:stroke-linejoin="miter" draw:fill-color="#008000" draw:opacity="10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0.51pt" svg:stroke-color="#000000" svg:stroke-opacity="75%" draw:stroke-linejoin="miter" draw:fill-color="#008000" draw:opacity="10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4" svg:stroke-width="0.51pt" svg:stroke-color="#000000" svg:stroke-opacity="100%" draw:stroke-linejoin="round" svg:stroke-linecap="butt" draw:fill="solid" draw:fill-color="#a52a2a" draw:opacity="100%" draw:textarea-horizontal-align="center" draw:textarea-vertical-align="middle" fo:padding-top="0.26pt" fo:padding-bottom="0.26pt" fo:padding-left="0.26pt" fo:padding-right="0.26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4" svg:stroke-width="0.51pt" svg:stroke-color="#000000" svg:stroke-opacity="100%" draw:stroke-linejoin="round" svg:stroke-linecap="butt" draw:fill="solid" draw:fill-color="#008000" draw:opacity="100%" draw:textarea-horizontal-align="center" draw:textarea-vertical-align="middle" fo:padding-top="0.26pt" fo:padding-bottom="0.26pt" fo:padding-left="0.26pt" fo:padding-right="0.26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10" drawooo:display="printer" svg:width="0pt" svg:height="0pt" svg:x="391.86pt" svg:y="326.21pt" svg:viewBox="0 0 0 0" draw:points="0,0">
        <text:p/>
      </draw:polygon>
      <draw:polygon text:anchor-type="page" text:anchor-page-number="1" draw:z-index="1" draw:name="turtle" draw:style-name="gr2" draw:text-style-name="P10" drawooo:display="printer" svg:width="0pt" svg:height="0pt" svg:x="345.54pt" svg:y="324.34pt" svg:viewBox="0 0 0 0" draw:points="0,0">
        <text:p/>
      </draw:polygon>
      <draw:polygon text:anchor-type="page" text:anchor-page-number="1" draw:z-index="2" draw:name="turtle" draw:style-name="gr2" draw:text-style-name="P10" drawooo:display="printer" svg:width="0pt" svg:height="0pt" svg:x="297.64pt" svg:y="349.99pt" svg:viewBox="0 0 0 0" draw:points="0,0">
        <text:p/>
      </draw:polygon>
      <draw:polygon text:anchor-type="page" text:anchor-page-number="0" draw:z-index="3" draw:name="turtle" draw:style-name="gr3" draw:text-style-name="P10" drawooo:display="printer" svg:width="0pt" svg:height="0pt" svg:x="297.41pt" svg:y="349.8pt" svg:viewBox="0 0 0 0" draw:points="0,0">
        <text:p/>
      </draw:polygon>
      <draw:polygon text:anchor-type="page" text:anchor-page-number="0" draw:z-index="4" draw:style-name="gr4" draw:text-style-name="P10" svg:width="14.12pt" svg:height="141.73pt" svg:x="290.41pt" svg:y="349.8pt" svg:viewBox="0 0 499 5001" draw:points="249,0 499,0 499,5001 0,5001 0,0">
        <text:p/>
      </draw:polygon>
      <draw:circle text:anchor-type="page" text:anchor-page-number="0" draw:z-index="5" draw:style-name="gr5" draw:text-style-name="P10" svg:width="113.41pt" svg:height="113.41pt" svg:x="240.75pt" svg:y="293.16pt">
        <text:p/>
      </draw:circle>
      <text:p text:style-name="P1">CLEARSCREEN</text:p>
      <text:p text:style-name="P1">HOME</text:p>
      <text:p text:style-name="P4">HIDETURTLE</text:p>
      <text:p text:style-name="P2"/>
      <text:p text:style-name="P9">TO <text:span text:style-name="T5">RETTANGOLO</text:span> <text:span text:style-name="T5">A B</text:span></text:p>
      <text:p text:style-name="P9"><text:tab/>ANGOLO = <text:span text:style-name="T6">90<text:tab/><text:tab/>; angoli interni quadrato</text:span></text:p>
      <text:p text:style-name="P9"/>
      <text:p text:style-name="P9"><text:tab/><text:span text:style-name="T6">PENUP<text:tab/><text:tab/><text:tab/>; alzo la penna</text:span></text:p>
      <text:p text:style-name="P9"><text:tab/><text:span text:style-name="T6">FORWARD B/2<text:tab/><text:tab/>; mi dirigo su lato che ho di fronte</text:span></text:p>
      <text:p text:style-name="P9"><text:tab/><text:tab/><text:tab/><text:tab/><text:tab/>; <text:span text:style-name="T6">così mi ritrovo a metà del lato di fronte</text:span></text:p>
      <text:p text:style-name="P9"><text:tab/><text:span text:style-name="T6">RIGHT ANGOLO</text:span><text:tab/><text:tab/>; <text:span text:style-name="T6">giro a destra</text:span></text:p>
      <text:p text:style-name="P9"><text:tab/><text:span text:style-name="T6">PENDOWN</text:span><text:tab/><text:tab/><text:tab/>; <text:span text:style-name="T6">abbasso la penna</text:span> </text:p>
      <text:p text:style-name="P9"><text:tab/>FORWARD <text:span text:style-name="T5">A</text:span>/<text:span text:style-name="T6">2<text:tab/><text:tab/>; disegno mezzo del primo lato </text:span></text:p>
      <text:p text:style-name="P9"><text:tab/><text:span text:style-name="T6">RIGHT</text:span> ANGOLO<text:span text:style-name="T7"><text:tab/><text:tab/>; giro a destra</text:span></text:p>
      <text:p text:style-name="P9"><text:tab/>FORWARD <text:span text:style-name="T5">B</text:span><text:tab/><text:tab/>; <text:span text:style-name="T6">disegno il secondo lato</text:span></text:p>
      <text:p text:style-name="P9"><text:tab/><text:span text:style-name="T6">RIGHT</text:span> ANGOLO<text:tab/><text:tab/>; <text:span text:style-name="T6">giro a destra</text:span></text:p>
      <text:p text:style-name="P9"><text:tab/>FORWARD <text:span text:style-name="T5">A</text:span><text:tab/><text:tab/>; <text:span text:style-name="T6">disegno il terzo lato</text:span></text:p>
      <text:p text:style-name="P9"><text:tab/><text:span text:style-name="T6">RIGHT</text:span> ANGOLO<text:tab/><text:tab/>; <text:span text:style-name="T6">giro a destra</text:span></text:p>
      <text:p text:style-name="P9"><text:tab/>FORWARD <text:span text:style-name="T5">B</text:span><text:tab/><text:tab/>; <text:span text:style-name="T6">disegno il quarto lato</text:span></text:p>
      <text:p text:style-name="P9"><text:tab/><text:span text:style-name="T6">RIGHT ANGOLO<text:tab/><text:tab/>; giro a destra</text:span></text:p>
      <text:p text:style-name="P9"><text:tab/><text:span text:style-name="T9">FILL<text:tab/><text:tab/><text:tab/><text:tab/>; chiudo il rettangolo riempiendolo</text:span></text:p>
      <text:p text:style-name="P9"><text:tab/><text:span text:style-name="T9">PENUP<text:tab/><text:tab/><text:tab/>; alzo la penna</text:span></text:p>
      <text:p text:style-name="P9"><text:tab/><text:span text:style-name="T8">FORWARD A/2<text:tab/><text:tab/>; percorro la metà rimanente del lato già disegnata con fill</text:span></text:p>
      <text:p text:style-name="P9"><text:span text:style-name="T6"><text:tab/>RIGHT ANGOLO<text:tab/><text:tab/>; giro a destra (per tornare nel centro del quadrato)</text:span></text:p>
      <text:p text:style-name="P9"><text:tab/><text:span text:style-name="T6">FORWARD B/2<text:tab/><text:tab/>; torno nel centro del quadrato</text:span></text:p>
      <text:p text:style-name="P9"><text:tab/><text:span text:style-name="T6">LEFT ANGOLO*2<text:tab/><text:tab/>; mi rigiro nella direzione in cui mi trovavo inzialmente</text:span></text:p>
      <text:p text:style-name="P9">END</text:p>
      <text:p text:style-name="P8"/>
      <text:p text:style-name="P2"/>
      <text:p text:style-name="P2">TO <text:span text:style-name="T3">ALBERO</text:span> <text:span text:style-name="T3">TRONCO CHIOMA</text:span></text:p>
      <text:p text:style-name="P2"/>
      <text:p text:style-name="P2"><text:tab/><text:span text:style-name="T3">FILLCOLOR “brown”</text:span></text:p>
      <text:p text:style-name="P2"><text:tab/><text:span text:style-name="T3">RETTANGOLO TRONCO/10 TRONCO</text:span></text:p>
      <text:p text:style-name="P2"><text:tab/><text:span text:style-name="T3">PENUP FORWARD TRONCO/2 PENDOWN</text:span></text:p>
      <text:p text:style-name="P2"><text:tab/><text:span text:style-name="T3">FILLCOLOR “green”</text:span></text:p>
      <text:p text:style-name="P2"><text:tab/><text:span text:style-name="T3">CIRCLE CHIOMA</text:span></text:p>
      <text:p text:style-name="P3"><text:span text:style-name="T2">E</text:span><text:span text:style-name="T1">ND</text:span></text:p>
      <text:p text:style-name="P5"/>
      <text:p text:style-name="P6">ALBERO 50mm <text:span text:style-name="T4">4</text:span>0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pt"/>
    <draw:stroke-dash draw:name="Dashed_20__28_var_29__20_5" draw:display-name="Dashed (var) 5" draw:style="rect" draw:dots2="1" draw:dots2-length="0.57pt" draw:distance="0.57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3:21.609143429</meta:creation-date>
    <dc:date>2016-08-15T20:28:22.876041955</dc:date>
    <meta:editing-duration>PT32M5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1" meta:paragraph-count="33" meta:word-count="182" meta:character-count="1018" meta:non-whitespace-character-count="814"/>
  </office:meta>
</office:document-meta>
</file>